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o determine the minimum potential energy as a function of N, we fit the data for known values of N and potential energy (obtained from Wikipedia, but partially verified by simulation approaching the stated minima) to a quadratic curve, which had a correlation coefficient differing from unity by less than one part in ten billion for the available N, ranging from 2 to 470.</text:p>
      <text:p text:style-name="Standard"><text:tab/>This curve was of the form 6.3594969640041382E-02 * sqrt(N) – 5.5213813866389005E-01 * N^1.5 + 4.9998893897252450E-01 * N^2, with potential energy being calculated as <text:span text:style-name="T1">Σ</text:span><text:span text:style-name="T2">1/|r| for all unique pairs of nodes. <text:s/>From this, the tolerance could be calculated dynamically with N, and defined as some constant proportion above the minimum, rather than a constant amount.</text:span></text:p>
      <text:p text:style-name="Standard"><text:span text:style-name="T2"><text:tab/>Additionally, the parameters to the gradient descent were varied with N. <text:s/>The gamma parameter, which acted as a force constant, was set to scale as 1/N^1.5. <text:s/>There were two sources contributing to the need for this variation: first, the average force was expected to scale with N, as the number of points within a given area (and therefore within a given distance) was thought to scale with N. <text:s/>Second, the surface area per node would scale with 1/N, so the linear spacing between nodes would scale with 1/sqrt(N), and as the distance each node would need to move decreased, the force constant decreased accordingly. <text:s/>These two terms combined to vary gamma with 1/N^1.5.</text:span></text:p>
      <text:p text:style-name="Standard"><text:span text:style-name="T2"><text:tab/>The tolerance, which was based on the minimum potential energy as well as the expected change in the minimum potential energy due to the addition of a node, was scaled with sqrt(N), as this was found experimentally to be a modest compromise between fit and runtime. <text:s/>It was still superior to the previous solution of basing the tolerance solely on the minimum potential energy, which scaled with N^2; the current solution scales with N^1.5, providing a tighter tolerance.</text:span></text:p>
      <text:p text:style-name="P1"><text:tab/>For the N-sphere, the random location was determined by selecting each Cartesian component of position from the distribution N(0, 1), then normalizing the actual length according to the radius of the N-sphere. <text:s/>The Box-Muller transform was used to generate a random value for the standard deviation, which is taken from the distribution N(0, 1), so the standard deviation was used as the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0:01:29</meta:creation-date>
    <dc:date>2013-06-19T16:56:16</dc:date>
    <meta:editing-duration>PT4M16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5" meta:word-count="372" meta:character-count="2274" meta:non-whitespace-character-count="1895"/>
  </office:meta>
</office:document-meta>
</file>